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2000005C2DB7D2672F3651131.png" manifest:media-type="image/png"/>
  <manifest:file-entry manifest:full-path="Pictures/1000020100000F76000011DA793478FB96F3B837.png" manifest:media-type="image/png"/>
  <manifest:file-entry manifest:full-path="Pictures/100002010000018000000180D7DAA0D70F0499D1.png" manifest:media-type="image/png"/>
  <manifest:file-entry manifest:full-path="Pictures/100002010000018000000180E8536AD6FBD53372.png" manifest:media-type="image/png"/>
  <manifest:file-entry manifest:full-path="Pictures/1000020100000180000001805E58351C7FC8F65D.png" manifest:media-type="image/png"/>
  <manifest:file-entry manifest:full-path="Pictures/100002010000018000000180DD28E60486080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GMaruGothicMPRO2" svg:font-family="HGMaruGothicMPRO" style:font-family-generic="modern" style:font-pitch="fixed"/>
    <style:font-face style:name="Calibri1" svg:font-family="Calibri" style:font-pitch="variable"/>
    <style:font-face style:name="Liberation Serif1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2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1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7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58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88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Saturn Clou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3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4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1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7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3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3" draw:text-style-name="P16" draw:layer="layout" svg:width="7.801cm" svg:height="3.297cm" svg:x="10.079cm" svg:y="10.8cm">
          <text:p text:style-name="P15"><text:span text:style-name="T3">100 Hours/Month</text:span><text:span text:style-name="T3"><text:line-break/></text:span><text:span text:style-name="T3">64Gb Machine </text:span><text:span text:style-name="T3"><text:line-break/></text:span><text:span text:style-name="T3">for Lif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4" draw:text-style-name="P1" draw:layer="layout" svg:x1="8cm" svg:y1="17.397cm" svg:x2="21.475cm" svg:y2="17.4cm">
          <text:p/>
        </draw:line>
        <draw:frame draw:style-name="gr25" draw:text-style-name="P17" draw:layer="layout" svg:width="5.071cm" svg:height="5.842cm" draw:transform="skewX (-0.0015707963267949) translate (2.32cm 2.4cm)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GMaruGothicMPRO2" svg:font-family="HGMaruGothicMPRO" style:font-family-generic="modern" style:font-pitch="fixed"/>
    <style:font-face style:name="Calibri1" svg:font-family="Calibri" style:font-pitch="variable"/>
    <style:font-face style:name="Liberation Serif1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2-03-07">22-3-7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Sameer Rathi-MSBA20A</meta:initial-creator>
    <meta:editing-cycles>45</meta:editing-cycles>
    <meta:print-date>2019-09-16T19:30:49</meta:print-date>
    <meta:creation-date>2019-09-16T16:40:44</meta:creation-date>
    <dc:date>2022-03-07T22:42:05.814505069</dc:date>
    <meta:editing-duration>P3DT23M7S</meta:editing-duration>
    <meta:generator>LibreOffice/6.4.7.2$Linux_X86_64 LibreOffice_project/40$Build-2</meta:generator>
    <meta:document-statistic meta:object-count="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